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([.A1]-256)*2^5-2^13" office:value-type="float" office:value="-16384" calcext:value-type="float">
            <text:p>-16384</text:p>
          </table:table-cell>
          <table:table-cell table:formula="of:=(DEC2HEX([.B1];4))" office:value-type="string" office:string-value="FFFFFFC000" calcext:value-type="string">
            <text:p>FFFFFFC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2]-256)*2^5-2^13" office:value-type="float" office:value="-16352" calcext:value-type="float">
            <text:p>-16352</text:p>
          </table:table-cell>
          <table:table-cell table:formula="of:=(DEC2HEX([.B2];4))" office:value-type="string" office:string-value="FFFFFFC020" calcext:value-type="string">
            <text:p>FFFFFFC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3]-256)*2^5-2^13" office:value-type="float" office:value="-16320" calcext:value-type="float">
            <text:p>-16320</text:p>
          </table:table-cell>
          <table:table-cell table:formula="of:=(DEC2HEX([.B3];4))" office:value-type="string" office:string-value="FFFFFFC040" calcext:value-type="string">
            <text:p>FFFFFFC0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4]-256)*2^5-2^13" office:value-type="float" office:value="-16288" calcext:value-type="float">
            <text:p>-16288</text:p>
          </table:table-cell>
          <table:table-cell table:formula="of:=(DEC2HEX([.B4];4))" office:value-type="string" office:string-value="FFFFFFC060" calcext:value-type="string">
            <text:p>FFFFFFC0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5]-256)*2^5-2^13" office:value-type="float" office:value="-16256" calcext:value-type="float">
            <text:p>-16256</text:p>
          </table:table-cell>
          <table:table-cell table:formula="of:=(DEC2HEX([.B5];4))" office:value-type="string" office:string-value="FFFFFFC080" calcext:value-type="string">
            <text:p>FFFFFFC0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6]-256)*2^5-2^13" office:value-type="float" office:value="-16224" calcext:value-type="float">
            <text:p>-16224</text:p>
          </table:table-cell>
          <table:table-cell table:formula="of:=(DEC2HEX([.B6];4))" office:value-type="string" office:string-value="FFFFFFC0A0" calcext:value-type="string">
            <text:p>FFFFFFC0A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7]-256)*2^5-2^13" office:value-type="float" office:value="-16192" calcext:value-type="float">
            <text:p>-16192</text:p>
          </table:table-cell>
          <table:table-cell table:formula="of:=(DEC2HEX([.B7];4))" office:value-type="string" office:string-value="FFFFFFC0C0" calcext:value-type="string">
            <text:p>FFFFFFC0C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8]-256)*2^5-2^13" office:value-type="float" office:value="-16160" calcext:value-type="float">
            <text:p>-16160</text:p>
          </table:table-cell>
          <table:table-cell table:formula="of:=(DEC2HEX([.B8];4))" office:value-type="string" office:string-value="FFFFFFC0E0" calcext:value-type="string">
            <text:p>FFFFFFC0E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]-256)*2^5-2^13" office:value-type="float" office:value="-16128" calcext:value-type="float">
            <text:p>-16128</text:p>
          </table:table-cell>
          <table:table-cell table:formula="of:=(DEC2HEX([.B9];4))" office:value-type="string" office:string-value="FFFFFFC100" calcext:value-type="string">
            <text:p>FFFFFFC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0]-256)*2^5-2^13" office:value-type="float" office:value="-16096" calcext:value-type="float">
            <text:p>-16096</text:p>
          </table:table-cell>
          <table:table-cell table:formula="of:=(DEC2HEX([.B10];4))" office:value-type="string" office:string-value="FFFFFFC120" calcext:value-type="string">
            <text:p>FFFFFFC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1]-256)*2^5-2^13" office:value-type="float" office:value="-16064" calcext:value-type="float">
            <text:p>-16064</text:p>
          </table:table-cell>
          <table:table-cell table:formula="of:=(DEC2HEX([.B11];4))" office:value-type="string" office:string-value="FFFFFFC140" calcext:value-type="string">
            <text:p>FFFFFFC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2]-256)*2^5-2^13" office:value-type="float" office:value="-16032" calcext:value-type="float">
            <text:p>-16032</text:p>
          </table:table-cell>
          <table:table-cell table:formula="of:=(DEC2HEX([.B12];4))" office:value-type="string" office:string-value="FFFFFFC160" calcext:value-type="string">
            <text:p>FFFFFFC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3]-256)*2^5-2^13" office:value-type="float" office:value="-16000" calcext:value-type="float">
            <text:p>-16000</text:p>
          </table:table-cell>
          <table:table-cell table:formula="of:=(DEC2HEX([.B13];4))" office:value-type="string" office:string-value="FFFFFFC180" calcext:value-type="string">
            <text:p>FFFFFFC1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4]-256)*2^5-2^13" office:value-type="float" office:value="-15968" calcext:value-type="float">
            <text:p>-15968</text:p>
          </table:table-cell>
          <table:table-cell table:formula="of:=(DEC2HEX([.B14];4))" office:value-type="string" office:string-value="FFFFFFC1A0" calcext:value-type="string">
            <text:p>FFFFFFC1A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5]-256)*2^5-2^13" office:value-type="float" office:value="-15936" calcext:value-type="float">
            <text:p>-15936</text:p>
          </table:table-cell>
          <table:table-cell table:formula="of:=(DEC2HEX([.B15];4))" office:value-type="string" office:string-value="FFFFFFC1C0" calcext:value-type="string">
            <text:p>FFFFFFC1C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6]-256)*2^5-2^13" office:value-type="float" office:value="-15904" calcext:value-type="float">
            <text:p>-15904</text:p>
          </table:table-cell>
          <table:table-cell table:formula="of:=(DEC2HEX([.B16];4))" office:value-type="string" office:string-value="FFFFFFC1E0" calcext:value-type="string">
            <text:p>FFFFFFC1E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7]-256)*2^5-2^13" office:value-type="float" office:value="-15872" calcext:value-type="float">
            <text:p>-15872</text:p>
          </table:table-cell>
          <table:table-cell table:formula="of:=(DEC2HEX([.B17];4))" office:value-type="string" office:string-value="FFFFFFC200" calcext:value-type="string">
            <text:p>FFFFFFC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8]-256)*2^5-2^13" office:value-type="float" office:value="-15840" calcext:value-type="float">
            <text:p>-15840</text:p>
          </table:table-cell>
          <table:table-cell table:formula="of:=(DEC2HEX([.B18];4))" office:value-type="string" office:string-value="FFFFFFC220" calcext:value-type="string">
            <text:p>FFFFFFC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9]-256)*2^5-2^13" office:value-type="float" office:value="-15808" calcext:value-type="float">
            <text:p>-15808</text:p>
          </table:table-cell>
          <table:table-cell table:formula="of:=(DEC2HEX([.B19];4))" office:value-type="string" office:string-value="FFFFFFC240" calcext:value-type="string">
            <text:p>FFFFFFC2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0]-256)*2^5-2^13" office:value-type="float" office:value="-15776" calcext:value-type="float">
            <text:p>-15776</text:p>
          </table:table-cell>
          <table:table-cell table:formula="of:=(DEC2HEX([.B20];4))" office:value-type="string" office:string-value="FFFFFFC260" calcext:value-type="string">
            <text:p>FFFFFFC2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1]-256)*2^5-2^13" office:value-type="float" office:value="-15744" calcext:value-type="float">
            <text:p>-15744</text:p>
          </table:table-cell>
          <table:table-cell table:formula="of:=(DEC2HEX([.B21];4))" office:value-type="string" office:string-value="FFFFFFC280" calcext:value-type="string">
            <text:p>FFFFFFC2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2]-256)*2^5-2^13" office:value-type="float" office:value="-15712" calcext:value-type="float">
            <text:p>-15712</text:p>
          </table:table-cell>
          <table:table-cell table:formula="of:=(DEC2HEX([.B22];4))" office:value-type="string" office:string-value="FFFFFFC2A0" calcext:value-type="string">
            <text:p>FFFFFFC2A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3]-256)*2^5-2^13" office:value-type="float" office:value="-15680" calcext:value-type="float">
            <text:p>-15680</text:p>
          </table:table-cell>
          <table:table-cell table:formula="of:=(DEC2HEX([.B23];4))" office:value-type="string" office:string-value="FFFFFFC2C0" calcext:value-type="string">
            <text:p>FFFFFFC2C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4]-256)*2^5-2^13" office:value-type="float" office:value="-15648" calcext:value-type="float">
            <text:p>-15648</text:p>
          </table:table-cell>
          <table:table-cell table:formula="of:=(DEC2HEX([.B24];4))" office:value-type="string" office:string-value="FFFFFFC2E0" calcext:value-type="string">
            <text:p>FFFFFFC2E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25]-256)*2^5-2^13" office:value-type="float" office:value="-15616" calcext:value-type="float">
            <text:p>-15616</text:p>
          </table:table-cell>
          <table:table-cell table:formula="of:=(DEC2HEX([.B25];4))" office:value-type="string" office:string-value="FFFFFFC300" calcext:value-type="string">
            <text:p>FFFFFFC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6]-256)*2^5-2^13" office:value-type="float" office:value="-15584" calcext:value-type="float">
            <text:p>-15584</text:p>
          </table:table-cell>
          <table:table-cell table:formula="of:=(DEC2HEX([.B26];4))" office:value-type="string" office:string-value="FFFFFFC320" calcext:value-type="string">
            <text:p>FFFFFFC3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27]-256)*2^5-2^13" office:value-type="float" office:value="-15552" calcext:value-type="float">
            <text:p>-15552</text:p>
          </table:table-cell>
          <table:table-cell table:formula="of:=(DEC2HEX([.B27];4))" office:value-type="string" office:string-value="FFFFFFC340" calcext:value-type="string">
            <text:p>FFFFFFC3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28]-256)*2^5-2^13" office:value-type="float" office:value="-15520" calcext:value-type="float">
            <text:p>-15520</text:p>
          </table:table-cell>
          <table:table-cell table:formula="of:=(DEC2HEX([.B28];4))" office:value-type="string" office:string-value="FFFFFFC360" calcext:value-type="string">
            <text:p>FFFFFFC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29]-256)*2^5-2^13" office:value-type="float" office:value="-15488" calcext:value-type="float">
            <text:p>-15488</text:p>
          </table:table-cell>
          <table:table-cell table:formula="of:=(DEC2HEX([.B29];4))" office:value-type="string" office:string-value="FFFFFFC380" calcext:value-type="string">
            <text:p>FFFFFFC3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30]-256)*2^5-2^13" office:value-type="float" office:value="-15456" calcext:value-type="float">
            <text:p>-15456</text:p>
          </table:table-cell>
          <table:table-cell table:formula="of:=(DEC2HEX([.B30];4))" office:value-type="string" office:string-value="FFFFFFC3A0" calcext:value-type="string">
            <text:p>FFFFFFC3A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31]-256)*2^5-2^13" office:value-type="float" office:value="-15424" calcext:value-type="float">
            <text:p>-15424</text:p>
          </table:table-cell>
          <table:table-cell table:formula="of:=(DEC2HEX([.B31];4))" office:value-type="string" office:string-value="FFFFFFC3C0" calcext:value-type="string">
            <text:p>FFFFFFC3C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32]-256)*2^5-2^13" office:value-type="float" office:value="-15392" calcext:value-type="float">
            <text:p>-15392</text:p>
          </table:table-cell>
          <table:table-cell table:formula="of:=(DEC2HEX([.B32];4))" office:value-type="string" office:string-value="FFFFFFC3E0" calcext:value-type="string">
            <text:p>FFFFFFC3E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33]-256)*2^5-2^13" office:value-type="float" office:value="-15360" calcext:value-type="float">
            <text:p>-15360</text:p>
          </table:table-cell>
          <table:table-cell table:formula="of:=(DEC2HEX([.B33];4))" office:value-type="string" office:string-value="FFFFFFC400" calcext:value-type="string">
            <text:p>FFFFFFC4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34]-256)*2^5-2^13" office:value-type="float" office:value="-15328" calcext:value-type="float">
            <text:p>-15328</text:p>
          </table:table-cell>
          <table:table-cell table:formula="of:=(DEC2HEX([.B34];4))" office:value-type="string" office:string-value="FFFFFFC420" calcext:value-type="string">
            <text:p>FFFFFFC4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35]-256)*2^5-2^13" office:value-type="float" office:value="-15296" calcext:value-type="float">
            <text:p>-15296</text:p>
          </table:table-cell>
          <table:table-cell table:formula="of:=(DEC2HEX([.B35];4))" office:value-type="string" office:string-value="FFFFFFC440" calcext:value-type="string">
            <text:p>FFFFFFC4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36]-256)*2^5-2^13" office:value-type="float" office:value="-15264" calcext:value-type="float">
            <text:p>-15264</text:p>
          </table:table-cell>
          <table:table-cell table:formula="of:=(DEC2HEX([.B36];4))" office:value-type="string" office:string-value="FFFFFFC460" calcext:value-type="string">
            <text:p>FFFFFFC4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37]-256)*2^5-2^13" office:value-type="float" office:value="-15232" calcext:value-type="float">
            <text:p>-15232</text:p>
          </table:table-cell>
          <table:table-cell table:formula="of:=(DEC2HEX([.B37];4))" office:value-type="string" office:string-value="FFFFFFC480" calcext:value-type="string">
            <text:p>FFFFFFC4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38]-256)*2^5-2^13" office:value-type="float" office:value="-15200" calcext:value-type="float">
            <text:p>-15200</text:p>
          </table:table-cell>
          <table:table-cell table:formula="of:=(DEC2HEX([.B38];4))" office:value-type="string" office:string-value="FFFFFFC4A0" calcext:value-type="string">
            <text:p>FFFFFFC4A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39]-256)*2^5-2^13" office:value-type="float" office:value="-15168" calcext:value-type="float">
            <text:p>-15168</text:p>
          </table:table-cell>
          <table:table-cell table:formula="of:=(DEC2HEX([.B39];4))" office:value-type="string" office:string-value="FFFFFFC4C0" calcext:value-type="string">
            <text:p>FFFFFFC4C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40]-256)*2^5-2^13" office:value-type="float" office:value="-15136" calcext:value-type="float">
            <text:p>-15136</text:p>
          </table:table-cell>
          <table:table-cell table:formula="of:=(DEC2HEX([.B40];4))" office:value-type="string" office:string-value="FFFFFFC4E0" calcext:value-type="string">
            <text:p>FFFFFFC4E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41]-256)*2^5-2^13" office:value-type="float" office:value="-15104" calcext:value-type="float">
            <text:p>-15104</text:p>
          </table:table-cell>
          <table:table-cell table:formula="of:=(DEC2HEX([.B41];4))" office:value-type="string" office:string-value="FFFFFFC500" calcext:value-type="string">
            <text:p>FFFFFFC5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42]-256)*2^5-2^13" office:value-type="float" office:value="-15072" calcext:value-type="float">
            <text:p>-15072</text:p>
          </table:table-cell>
          <table:table-cell table:formula="of:=(DEC2HEX([.B42];4))" office:value-type="string" office:string-value="FFFFFFC520" calcext:value-type="string">
            <text:p>FFFFFFC5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43]-256)*2^5-2^13" office:value-type="float" office:value="-15040" calcext:value-type="float">
            <text:p>-15040</text:p>
          </table:table-cell>
          <table:table-cell table:formula="of:=(DEC2HEX([.B43];4))" office:value-type="string" office:string-value="FFFFFFC540" calcext:value-type="string">
            <text:p>FFFFFFC5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44]-256)*2^5-2^13" office:value-type="float" office:value="-15008" calcext:value-type="float">
            <text:p>-15008</text:p>
          </table:table-cell>
          <table:table-cell table:formula="of:=(DEC2HEX([.B44];4))" office:value-type="string" office:string-value="FFFFFFC560" calcext:value-type="string">
            <text:p>FFFFFFC5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45]-256)*2^5-2^13" office:value-type="float" office:value="-14976" calcext:value-type="float">
            <text:p>-14976</text:p>
          </table:table-cell>
          <table:table-cell table:formula="of:=(DEC2HEX([.B45];4))" office:value-type="string" office:string-value="FFFFFFC580" calcext:value-type="string">
            <text:p>FFFFFFC5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46]-256)*2^5-2^13" office:value-type="float" office:value="-14944" calcext:value-type="float">
            <text:p>-14944</text:p>
          </table:table-cell>
          <table:table-cell table:formula="of:=(DEC2HEX([.B46];4))" office:value-type="string" office:string-value="FFFFFFC5A0" calcext:value-type="string">
            <text:p>FFFFFFC5A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47]-256)*2^5-2^13" office:value-type="float" office:value="-14912" calcext:value-type="float">
            <text:p>-14912</text:p>
          </table:table-cell>
          <table:table-cell table:formula="of:=(DEC2HEX([.B47];4))" office:value-type="string" office:string-value="FFFFFFC5C0" calcext:value-type="string">
            <text:p>FFFFFFC5C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48]-256)*2^5-2^13" office:value-type="float" office:value="-14880" calcext:value-type="float">
            <text:p>-14880</text:p>
          </table:table-cell>
          <table:table-cell table:formula="of:=(DEC2HEX([.B48];4))" office:value-type="string" office:string-value="FFFFFFC5E0" calcext:value-type="string">
            <text:p>FFFFFFC5E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49]-256)*2^5-2^13" office:value-type="float" office:value="-14848" calcext:value-type="float">
            <text:p>-14848</text:p>
          </table:table-cell>
          <table:table-cell table:formula="of:=(DEC2HEX([.B49];4))" office:value-type="string" office:string-value="FFFFFFC600" calcext:value-type="string">
            <text:p>FFFFFFC6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50]-256)*2^5-2^13" office:value-type="float" office:value="-14816" calcext:value-type="float">
            <text:p>-14816</text:p>
          </table:table-cell>
          <table:table-cell table:formula="of:=(DEC2HEX([.B50];4))" office:value-type="string" office:string-value="FFFFFFC620" calcext:value-type="string">
            <text:p>FFFFFFC6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51]-256)*2^5-2^13" office:value-type="float" office:value="-14784" calcext:value-type="float">
            <text:p>-14784</text:p>
          </table:table-cell>
          <table:table-cell table:formula="of:=(DEC2HEX([.B51];4))" office:value-type="string" office:string-value="FFFFFFC640" calcext:value-type="string">
            <text:p>FFFFFFC6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52]-256)*2^5-2^13" office:value-type="float" office:value="-14752" calcext:value-type="float">
            <text:p>-14752</text:p>
          </table:table-cell>
          <table:table-cell table:formula="of:=(DEC2HEX([.B52];4))" office:value-type="string" office:string-value="FFFFFFC660" calcext:value-type="string">
            <text:p>FFFFFFC6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53]-256)*2^5-2^13" office:value-type="float" office:value="-14720" calcext:value-type="float">
            <text:p>-14720</text:p>
          </table:table-cell>
          <table:table-cell table:formula="of:=(DEC2HEX([.B53];4))" office:value-type="string" office:string-value="FFFFFFC680" calcext:value-type="string">
            <text:p>FFFFFFC6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54]-256)*2^5-2^13" office:value-type="float" office:value="-14688" calcext:value-type="float">
            <text:p>-14688</text:p>
          </table:table-cell>
          <table:table-cell table:formula="of:=(DEC2HEX([.B54];4))" office:value-type="string" office:string-value="FFFFFFC6A0" calcext:value-type="string">
            <text:p>FFFFFFC6A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55]-256)*2^5-2^13" office:value-type="float" office:value="-14656" calcext:value-type="float">
            <text:p>-14656</text:p>
          </table:table-cell>
          <table:table-cell table:formula="of:=(DEC2HEX([.B55];4))" office:value-type="string" office:string-value="FFFFFFC6C0" calcext:value-type="string">
            <text:p>FFFFFFC6C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56]-256)*2^5-2^13" office:value-type="float" office:value="-14624" calcext:value-type="float">
            <text:p>-14624</text:p>
          </table:table-cell>
          <table:table-cell table:formula="of:=(DEC2HEX([.B56];4))" office:value-type="string" office:string-value="FFFFFFC6E0" calcext:value-type="string">
            <text:p>FFFFFFC6E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57]-256)*2^5-2^13" office:value-type="float" office:value="-14592" calcext:value-type="float">
            <text:p>-14592</text:p>
          </table:table-cell>
          <table:table-cell table:formula="of:=(DEC2HEX([.B57];4))" office:value-type="string" office:string-value="FFFFFFC700" calcext:value-type="string">
            <text:p>FFFFFFC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58]-256)*2^5-2^13" office:value-type="float" office:value="-14560" calcext:value-type="float">
            <text:p>-14560</text:p>
          </table:table-cell>
          <table:table-cell table:formula="of:=(DEC2HEX([.B58];4))" office:value-type="string" office:string-value="FFFFFFC720" calcext:value-type="string">
            <text:p>FFFFFFC7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59]-256)*2^5-2^13" office:value-type="float" office:value="-14528" calcext:value-type="float">
            <text:p>-14528</text:p>
          </table:table-cell>
          <table:table-cell table:formula="of:=(DEC2HEX([.B59];4))" office:value-type="string" office:string-value="FFFFFFC740" calcext:value-type="string">
            <text:p>FFFFFFC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60]-256)*2^5-2^13" office:value-type="float" office:value="-14496" calcext:value-type="float">
            <text:p>-14496</text:p>
          </table:table-cell>
          <table:table-cell table:formula="of:=(DEC2HEX([.B60];4))" office:value-type="string" office:string-value="FFFFFFC760" calcext:value-type="string">
            <text:p>FFFFFFC7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61]-256)*2^5-2^13" office:value-type="float" office:value="-14464" calcext:value-type="float">
            <text:p>-14464</text:p>
          </table:table-cell>
          <table:table-cell table:formula="of:=(DEC2HEX([.B61];4))" office:value-type="string" office:string-value="FFFFFFC780" calcext:value-type="string">
            <text:p>FFFFFFC7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62]-256)*2^5-2^13" office:value-type="float" office:value="-14432" calcext:value-type="float">
            <text:p>-14432</text:p>
          </table:table-cell>
          <table:table-cell table:formula="of:=(DEC2HEX([.B62];4))" office:value-type="string" office:string-value="FFFFFFC7A0" calcext:value-type="string">
            <text:p>FFFFFFC7A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63]-256)*2^5-2^13" office:value-type="float" office:value="-14400" calcext:value-type="float">
            <text:p>-14400</text:p>
          </table:table-cell>
          <table:table-cell table:formula="of:=(DEC2HEX([.B63];4))" office:value-type="string" office:string-value="FFFFFFC7C0" calcext:value-type="string">
            <text:p>FFFFFFC7C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64]-256)*2^5-2^13" office:value-type="float" office:value="-14368" calcext:value-type="float">
            <text:p>-14368</text:p>
          </table:table-cell>
          <table:table-cell table:formula="of:=(DEC2HEX([.B64];4))" office:value-type="string" office:string-value="FFFFFFC7E0" calcext:value-type="string">
            <text:p>FFFFFFC7E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65]-256)*2^5-2^13" office:value-type="float" office:value="-14336" calcext:value-type="float">
            <text:p>-14336</text:p>
          </table:table-cell>
          <table:table-cell table:formula="of:=(DEC2HEX([.B65];4))" office:value-type="string" office:string-value="FFFFFFC800" calcext:value-type="string">
            <text:p>FFFFFFC8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66]-256)*2^5-2^13" office:value-type="float" office:value="-14304" calcext:value-type="float">
            <text:p>-14304</text:p>
          </table:table-cell>
          <table:table-cell table:formula="of:=(DEC2HEX([.B66];4))" office:value-type="string" office:string-value="FFFFFFC820" calcext:value-type="string">
            <text:p>FFFFFFC8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A67]-256)*2^5-2^13" office:value-type="float" office:value="-14272" calcext:value-type="float">
            <text:p>-14272</text:p>
          </table:table-cell>
          <table:table-cell table:formula="of:=(DEC2HEX([.B67];4))" office:value-type="string" office:string-value="FFFFFFC840" calcext:value-type="string">
            <text:p>FFFFFFC8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68]-256)*2^5-2^13" office:value-type="float" office:value="-14240" calcext:value-type="float">
            <text:p>-14240</text:p>
          </table:table-cell>
          <table:table-cell table:formula="of:=(DEC2HEX([.B68];4))" office:value-type="string" office:string-value="FFFFFFC860" calcext:value-type="string">
            <text:p>FFFFFFC8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69]-256)*2^5-2^13" office:value-type="float" office:value="-14208" calcext:value-type="float">
            <text:p>-14208</text:p>
          </table:table-cell>
          <table:table-cell table:formula="of:=(DEC2HEX([.B69];4))" office:value-type="string" office:string-value="FFFFFFC880" calcext:value-type="string">
            <text:p>FFFFFFC8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70]-256)*2^5-2^13" office:value-type="float" office:value="-14176" calcext:value-type="float">
            <text:p>-14176</text:p>
          </table:table-cell>
          <table:table-cell table:formula="of:=(DEC2HEX([.B70];4))" office:value-type="string" office:string-value="FFFFFFC8A0" calcext:value-type="string">
            <text:p>FFFFFFC8A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71]-256)*2^5-2^13" office:value-type="float" office:value="-14144" calcext:value-type="float">
            <text:p>-14144</text:p>
          </table:table-cell>
          <table:table-cell table:formula="of:=(DEC2HEX([.B71];4))" office:value-type="string" office:string-value="FFFFFFC8C0" calcext:value-type="string">
            <text:p>FFFFFFC8C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72]-256)*2^5-2^13" office:value-type="float" office:value="-14112" calcext:value-type="float">
            <text:p>-14112</text:p>
          </table:table-cell>
          <table:table-cell table:formula="of:=(DEC2HEX([.B72];4))" office:value-type="string" office:string-value="FFFFFFC8E0" calcext:value-type="string">
            <text:p>FFFFFFC8E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73]-256)*2^5-2^13" office:value-type="float" office:value="-14080" calcext:value-type="float">
            <text:p>-14080</text:p>
          </table:table-cell>
          <table:table-cell table:formula="of:=(DEC2HEX([.B73];4))" office:value-type="string" office:string-value="FFFFFFC900" calcext:value-type="string">
            <text:p>FFFFFFC9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74]-256)*2^5-2^13" office:value-type="float" office:value="-14048" calcext:value-type="float">
            <text:p>-14048</text:p>
          </table:table-cell>
          <table:table-cell table:formula="of:=(DEC2HEX([.B74];4))" office:value-type="string" office:string-value="FFFFFFC920" calcext:value-type="string">
            <text:p>FFFFFFC9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75]-256)*2^5-2^13" office:value-type="float" office:value="-14016" calcext:value-type="float">
            <text:p>-14016</text:p>
          </table:table-cell>
          <table:table-cell table:formula="of:=(DEC2HEX([.B75];4))" office:value-type="string" office:string-value="FFFFFFC940" calcext:value-type="string">
            <text:p>FFFFFFC9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76]-256)*2^5-2^13" office:value-type="float" office:value="-13984" calcext:value-type="float">
            <text:p>-13984</text:p>
          </table:table-cell>
          <table:table-cell table:formula="of:=(DEC2HEX([.B76];4))" office:value-type="string" office:string-value="FFFFFFC960" calcext:value-type="string">
            <text:p>FFFFFFC9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77]-256)*2^5-2^13" office:value-type="float" office:value="-13952" calcext:value-type="float">
            <text:p>-13952</text:p>
          </table:table-cell>
          <table:table-cell table:formula="of:=(DEC2HEX([.B77];4))" office:value-type="string" office:string-value="FFFFFFC980" calcext:value-type="string">
            <text:p>FFFFFFC9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78]-256)*2^5-2^13" office:value-type="float" office:value="-13920" calcext:value-type="float">
            <text:p>-13920</text:p>
          </table:table-cell>
          <table:table-cell table:formula="of:=(DEC2HEX([.B78];4))" office:value-type="string" office:string-value="FFFFFFC9A0" calcext:value-type="string">
            <text:p>FFFFFFC9A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79]-256)*2^5-2^13" office:value-type="float" office:value="-13888" calcext:value-type="float">
            <text:p>-13888</text:p>
          </table:table-cell>
          <table:table-cell table:formula="of:=(DEC2HEX([.B79];4))" office:value-type="string" office:string-value="FFFFFFC9C0" calcext:value-type="string">
            <text:p>FFFFFFC9C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80]-256)*2^5-2^13" office:value-type="float" office:value="-13856" calcext:value-type="float">
            <text:p>-13856</text:p>
          </table:table-cell>
          <table:table-cell table:formula="of:=(DEC2HEX([.B80];4))" office:value-type="string" office:string-value="FFFFFFC9E0" calcext:value-type="string">
            <text:p>FFFFFFC9E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1]-256)*2^5-2^13" office:value-type="float" office:value="-13824" calcext:value-type="float">
            <text:p>-13824</text:p>
          </table:table-cell>
          <table:table-cell table:formula="of:=(DEC2HEX([.B81];4))" office:value-type="string" office:string-value="FFFFFFCA00" calcext:value-type="string">
            <text:p>FFFFFFCA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82]-256)*2^5-2^13" office:value-type="float" office:value="-13792" calcext:value-type="float">
            <text:p>-13792</text:p>
          </table:table-cell>
          <table:table-cell table:formula="of:=(DEC2HEX([.B82];4))" office:value-type="string" office:string-value="FFFFFFCA20" calcext:value-type="string">
            <text:p>FFFFFFCA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A83]-256)*2^5-2^13" office:value-type="float" office:value="-13760" calcext:value-type="float">
            <text:p>-13760</text:p>
          </table:table-cell>
          <table:table-cell table:formula="of:=(DEC2HEX([.B83];4))" office:value-type="string" office:string-value="FFFFFFCA40" calcext:value-type="string">
            <text:p>FFFFFFCA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84]-256)*2^5-2^13" office:value-type="float" office:value="-13728" calcext:value-type="float">
            <text:p>-13728</text:p>
          </table:table-cell>
          <table:table-cell table:formula="of:=(DEC2HEX([.B84];4))" office:value-type="string" office:string-value="FFFFFFCA60" calcext:value-type="string">
            <text:p>FFFFFFCA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85]-256)*2^5-2^13" office:value-type="float" office:value="-13696" calcext:value-type="float">
            <text:p>-13696</text:p>
          </table:table-cell>
          <table:table-cell table:formula="of:=(DEC2HEX([.B85];4))" office:value-type="string" office:string-value="FFFFFFCA80" calcext:value-type="string">
            <text:p>FFFFFFCA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86]-256)*2^5-2^13" office:value-type="float" office:value="-13664" calcext:value-type="float">
            <text:p>-13664</text:p>
          </table:table-cell>
          <table:table-cell table:formula="of:=(DEC2HEX([.B86];4))" office:value-type="string" office:string-value="FFFFFFCAA0" calcext:value-type="string">
            <text:p>FFFFFFCAA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87]-256)*2^5-2^13" office:value-type="float" office:value="-13632" calcext:value-type="float">
            <text:p>-13632</text:p>
          </table:table-cell>
          <table:table-cell table:formula="of:=(DEC2HEX([.B87];4))" office:value-type="string" office:string-value="FFFFFFCAC0" calcext:value-type="string">
            <text:p>FFFFFFCAC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88]-256)*2^5-2^13" office:value-type="float" office:value="-13600" calcext:value-type="float">
            <text:p>-13600</text:p>
          </table:table-cell>
          <table:table-cell table:formula="of:=(DEC2HEX([.B88];4))" office:value-type="string" office:string-value="FFFFFFCAE0" calcext:value-type="string">
            <text:p>FFFFFFCAE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89]-256)*2^5-2^13" office:value-type="float" office:value="-13568" calcext:value-type="float">
            <text:p>-13568</text:p>
          </table:table-cell>
          <table:table-cell table:formula="of:=(DEC2HEX([.B89];4))" office:value-type="string" office:string-value="FFFFFFCB00" calcext:value-type="string">
            <text:p>FFFFFFCB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A90]-256)*2^5-2^13" office:value-type="float" office:value="-13536" calcext:value-type="float">
            <text:p>-13536</text:p>
          </table:table-cell>
          <table:table-cell table:formula="of:=(DEC2HEX([.B90];4))" office:value-type="string" office:string-value="FFFFFFCB20" calcext:value-type="string">
            <text:p>FFFFFFCB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91]-256)*2^5-2^13" office:value-type="float" office:value="-13504" calcext:value-type="float">
            <text:p>-13504</text:p>
          </table:table-cell>
          <table:table-cell table:formula="of:=(DEC2HEX([.B91];4))" office:value-type="string" office:string-value="FFFFFFCB40" calcext:value-type="string">
            <text:p>FFFFFFCB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92]-256)*2^5-2^13" office:value-type="float" office:value="-13472" calcext:value-type="float">
            <text:p>-13472</text:p>
          </table:table-cell>
          <table:table-cell table:formula="of:=(DEC2HEX([.B92];4))" office:value-type="string" office:string-value="FFFFFFCB60" calcext:value-type="string">
            <text:p>FFFFFFCB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93]-256)*2^5-2^13" office:value-type="float" office:value="-13440" calcext:value-type="float">
            <text:p>-13440</text:p>
          </table:table-cell>
          <table:table-cell table:formula="of:=(DEC2HEX([.B93];4))" office:value-type="string" office:string-value="FFFFFFCB80" calcext:value-type="string">
            <text:p>FFFFFFCB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94]-256)*2^5-2^13" office:value-type="float" office:value="-13408" calcext:value-type="float">
            <text:p>-13408</text:p>
          </table:table-cell>
          <table:table-cell table:formula="of:=(DEC2HEX([.B94];4))" office:value-type="string" office:string-value="FFFFFFCBA0" calcext:value-type="string">
            <text:p>FFFFFFCBA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95]-256)*2^5-2^13" office:value-type="float" office:value="-13376" calcext:value-type="float">
            <text:p>-13376</text:p>
          </table:table-cell>
          <table:table-cell table:formula="of:=(DEC2HEX([.B95];4))" office:value-type="string" office:string-value="FFFFFFCBC0" calcext:value-type="string">
            <text:p>FFFFFFCBC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96]-256)*2^5-2^13" office:value-type="float" office:value="-13344" calcext:value-type="float">
            <text:p>-13344</text:p>
          </table:table-cell>
          <table:table-cell table:formula="of:=(DEC2HEX([.B96];4))" office:value-type="string" office:string-value="FFFFFFCBE0" calcext:value-type="string">
            <text:p>FFFFFFCBE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A97]-256)*2^5-2^13" office:value-type="float" office:value="-13312" calcext:value-type="float">
            <text:p>-13312</text:p>
          </table:table-cell>
          <table:table-cell table:formula="of:=(DEC2HEX([.B97];4))" office:value-type="string" office:string-value="FFFFFFCC00" calcext:value-type="string">
            <text:p>FFFFFFCC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98]-256)*2^5-2^13" office:value-type="float" office:value="-13280" calcext:value-type="float">
            <text:p>-13280</text:p>
          </table:table-cell>
          <table:table-cell table:formula="of:=(DEC2HEX([.B98];4))" office:value-type="string" office:string-value="FFFFFFCC20" calcext:value-type="string">
            <text:p>FFFFFFCC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99]-256)*2^5-2^13" office:value-type="float" office:value="-13248" calcext:value-type="float">
            <text:p>-13248</text:p>
          </table:table-cell>
          <table:table-cell table:formula="of:=(DEC2HEX([.B99];4))" office:value-type="string" office:string-value="FFFFFFCC40" calcext:value-type="string">
            <text:p>FFFFFFCC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A100]-256)*2^5-2^13" office:value-type="float" office:value="-13216" calcext:value-type="float">
            <text:p>-13216</text:p>
          </table:table-cell>
          <table:table-cell table:formula="of:=(DEC2HEX([.B100];4))" office:value-type="string" office:string-value="FFFFFFCC60" calcext:value-type="string">
            <text:p>FFFFFFCC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01]-256)*2^5-2^13" office:value-type="float" office:value="-13184" calcext:value-type="float">
            <text:p>-13184</text:p>
          </table:table-cell>
          <table:table-cell table:formula="of:=(DEC2HEX([.B101];4))" office:value-type="string" office:string-value="FFFFFFCC80" calcext:value-type="string">
            <text:p>FFFFFFCC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A102]-256)*2^5-2^13" office:value-type="float" office:value="-13152" calcext:value-type="float">
            <text:p>-13152</text:p>
          </table:table-cell>
          <table:table-cell table:formula="of:=(DEC2HEX([.B102];4))" office:value-type="string" office:string-value="FFFFFFCCA0" calcext:value-type="string">
            <text:p>FFFFFFCCA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A103]-256)*2^5-2^13" office:value-type="float" office:value="-13120" calcext:value-type="float">
            <text:p>-13120</text:p>
          </table:table-cell>
          <table:table-cell table:formula="of:=(DEC2HEX([.B103];4))" office:value-type="string" office:string-value="FFFFFFCCC0" calcext:value-type="string">
            <text:p>FFFFFFCCC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A104]-256)*2^5-2^13" office:value-type="float" office:value="-13088" calcext:value-type="float">
            <text:p>-13088</text:p>
          </table:table-cell>
          <table:table-cell table:formula="of:=(DEC2HEX([.B104];4))" office:value-type="string" office:string-value="FFFFFFCCE0" calcext:value-type="string">
            <text:p>FFFFFFCCE0</text:p>
          </table:table-cell>
        </table:table-row>
        <table:table-row table:style-name="ro1">
          <table:table-cell table:style-name="Good" office:value-type="float" office:value="104" calcext:value-type="float">
            <text:p>104</text:p>
          </table:table-cell>
          <table:table-cell table:style-name="Good" table:formula="of:=([.A105]-256)*2^5-2^13" office:value-type="float" office:value="-13056" calcext:value-type="float">
            <text:p>-13056</text:p>
          </table:table-cell>
          <table:table-cell table:formula="of:=(DEC2HEX([.B105];4))" office:value-type="string" office:string-value="FFFFFFCD00" calcext:value-type="string">
            <text:p>FFFFFFCD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106]-256)*2^5-2^13" office:value-type="float" office:value="-13024" calcext:value-type="float">
            <text:p>-13024</text:p>
          </table:table-cell>
          <table:table-cell table:formula="of:=(DEC2HEX([.B106];4))" office:value-type="string" office:string-value="FFFFFFCD20" calcext:value-type="string">
            <text:p>FFFFFFCD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A107]-256)*2^5-2^13" office:value-type="float" office:value="-12992" calcext:value-type="float">
            <text:p>-12992</text:p>
          </table:table-cell>
          <table:table-cell table:formula="of:=(DEC2HEX([.B107];4))" office:value-type="string" office:string-value="FFFFFFCD40" calcext:value-type="string">
            <text:p>FFFFFFCD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A108]-256)*2^5-2^13" office:value-type="float" office:value="-12960" calcext:value-type="float">
            <text:p>-12960</text:p>
          </table:table-cell>
          <table:table-cell table:formula="of:=(DEC2HEX([.B108];4))" office:value-type="string" office:string-value="FFFFFFCD60" calcext:value-type="string">
            <text:p>FFFFFFCD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109]-256)*2^5-2^13" office:value-type="float" office:value="-12928" calcext:value-type="float">
            <text:p>-12928</text:p>
          </table:table-cell>
          <table:table-cell table:formula="of:=(DEC2HEX([.B109];4))" office:value-type="string" office:string-value="FFFFFFCD80" calcext:value-type="string">
            <text:p>FFFFFFCD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A110]-256)*2^5-2^13" office:value-type="float" office:value="-12896" calcext:value-type="float">
            <text:p>-12896</text:p>
          </table:table-cell>
          <table:table-cell table:formula="of:=(DEC2HEX([.B110];4))" office:value-type="string" office:string-value="FFFFFFCDA0" calcext:value-type="string">
            <text:p>FFFFFFCDA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11]-256)*2^5-2^13" office:value-type="float" office:value="-12864" calcext:value-type="float">
            <text:p>-12864</text:p>
          </table:table-cell>
          <table:table-cell table:formula="of:=(DEC2HEX([.B111];4))" office:value-type="string" office:string-value="FFFFFFCDC0" calcext:value-type="string">
            <text:p>FFFFFFCDC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A112]-256)*2^5-2^13" office:value-type="float" office:value="-12832" calcext:value-type="float">
            <text:p>-12832</text:p>
          </table:table-cell>
          <table:table-cell table:formula="of:=(DEC2HEX([.B112];4))" office:value-type="string" office:string-value="FFFFFFCDE0" calcext:value-type="string">
            <text:p>FFFFFFCDE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A113]-256)*2^5-2^13" office:value-type="float" office:value="-12800" calcext:value-type="float">
            <text:p>-12800</text:p>
          </table:table-cell>
          <table:table-cell table:formula="of:=(DEC2HEX([.B113];4))" office:value-type="string" office:string-value="FFFFFFCE00" calcext:value-type="string">
            <text:p>FFFFFFCE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114]-256)*2^5-2^13" office:value-type="float" office:value="-12768" calcext:value-type="float">
            <text:p>-12768</text:p>
          </table:table-cell>
          <table:table-cell table:formula="of:=(DEC2HEX([.B114];4))" office:value-type="string" office:string-value="FFFFFFCE20" calcext:value-type="string">
            <text:p>FFFFFFCE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A115]-256)*2^5-2^13" office:value-type="float" office:value="-12736" calcext:value-type="float">
            <text:p>-12736</text:p>
          </table:table-cell>
          <table:table-cell table:formula="of:=(DEC2HEX([.B115];4))" office:value-type="string" office:string-value="FFFFFFCE40" calcext:value-type="string">
            <text:p>FFFFFFCE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116]-256)*2^5-2^13" office:value-type="float" office:value="-12704" calcext:value-type="float">
            <text:p>-12704</text:p>
          </table:table-cell>
          <table:table-cell table:formula="of:=(DEC2HEX([.B116];4))" office:value-type="string" office:string-value="FFFFFFCE60" calcext:value-type="string">
            <text:p>FFFFFFCE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117]-256)*2^5-2^13" office:value-type="float" office:value="-12672" calcext:value-type="float">
            <text:p>-12672</text:p>
          </table:table-cell>
          <table:table-cell table:formula="of:=(DEC2HEX([.B117];4))" office:value-type="string" office:string-value="FFFFFFCE80" calcext:value-type="string">
            <text:p>FFFFFFCE8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A118]-256)*2^5-2^13" office:value-type="float" office:value="-12640" calcext:value-type="float">
            <text:p>-12640</text:p>
          </table:table-cell>
          <table:table-cell table:formula="of:=(DEC2HEX([.B118];4))" office:value-type="string" office:string-value="FFFFFFCEA0" calcext:value-type="string">
            <text:p>FFFFFFCEA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A119]-256)*2^5-2^13" office:value-type="float" office:value="-12608" calcext:value-type="float">
            <text:p>-12608</text:p>
          </table:table-cell>
          <table:table-cell table:formula="of:=(DEC2HEX([.B119];4))" office:value-type="string" office:string-value="FFFFFFCEC0" calcext:value-type="string">
            <text:p>FFFFFFCEC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A120]-256)*2^5-2^13" office:value-type="float" office:value="-12576" calcext:value-type="float">
            <text:p>-12576</text:p>
          </table:table-cell>
          <table:table-cell table:formula="of:=(DEC2HEX([.B120];4))" office:value-type="string" office:string-value="FFFFFFCEE0" calcext:value-type="string">
            <text:p>FFFFFFCEE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121]-256)*2^5-2^13" office:value-type="float" office:value="-12544" calcext:value-type="float">
            <text:p>-12544</text:p>
          </table:table-cell>
          <table:table-cell table:formula="of:=(DEC2HEX([.B121];4))" office:value-type="string" office:string-value="FFFFFFCF00" calcext:value-type="string">
            <text:p>FFFFFFCF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122]-256)*2^5-2^13" office:value-type="float" office:value="-12512" calcext:value-type="float">
            <text:p>-12512</text:p>
          </table:table-cell>
          <table:table-cell table:formula="of:=(DEC2HEX([.B122];4))" office:value-type="string" office:string-value="FFFFFFCF20" calcext:value-type="string">
            <text:p>FFFFFFCF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123]-256)*2^5-2^13" office:value-type="float" office:value="-12480" calcext:value-type="float">
            <text:p>-12480</text:p>
          </table:table-cell>
          <table:table-cell table:formula="of:=(DEC2HEX([.B123];4))" office:value-type="string" office:string-value="FFFFFFCF40" calcext:value-type="string">
            <text:p>FFFFFFCF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A124]-256)*2^5-2^13" office:value-type="float" office:value="-12448" calcext:value-type="float">
            <text:p>-12448</text:p>
          </table:table-cell>
          <table:table-cell table:formula="of:=(DEC2HEX([.B124];4))" office:value-type="string" office:string-value="FFFFFFCF60" calcext:value-type="string">
            <text:p>FFFFFFCF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A125]-256)*2^5-2^13" office:value-type="float" office:value="-12416" calcext:value-type="float">
            <text:p>-12416</text:p>
          </table:table-cell>
          <table:table-cell table:formula="of:=(DEC2HEX([.B125];4))" office:value-type="string" office:string-value="FFFFFFCF80" calcext:value-type="string">
            <text:p>FFFFFFCF8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26]-256)*2^5-2^13" office:value-type="float" office:value="-12384" calcext:value-type="float">
            <text:p>-12384</text:p>
          </table:table-cell>
          <table:table-cell table:formula="of:=(DEC2HEX([.B126];4))" office:value-type="string" office:string-value="FFFFFFCFA0" calcext:value-type="string">
            <text:p>FFFFFFCFA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A127]-256)*2^5-2^13" office:value-type="float" office:value="-12352" calcext:value-type="float">
            <text:p>-12352</text:p>
          </table:table-cell>
          <table:table-cell table:formula="of:=(DEC2HEX([.B127];4))" office:value-type="string" office:string-value="FFFFFFCFC0" calcext:value-type="string">
            <text:p>FFFFFFCFC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A128]-256)*2^5-2^13" office:value-type="float" office:value="-12320" calcext:value-type="float">
            <text:p>-12320</text:p>
          </table:table-cell>
          <table:table-cell table:formula="of:=(DEC2HEX([.B128];4))" office:value-type="string" office:string-value="FFFFFFCFE0" calcext:value-type="string">
            <text:p>FFFFFFCFE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A129]-256)*2^5-2^13" office:value-type="float" office:value="-12288" calcext:value-type="float">
            <text:p>-12288</text:p>
          </table:table-cell>
          <table:table-cell table:formula="of:=(DEC2HEX([.B129];4))" office:value-type="string" office:string-value="FFFFFFD000" calcext:value-type="string">
            <text:p>FFFFFFD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A130]-256)*2^5-2^13" office:value-type="float" office:value="-12256" calcext:value-type="float">
            <text:p>-12256</text:p>
          </table:table-cell>
          <table:table-cell table:formula="of:=(DEC2HEX([.B130];4))" office:value-type="string" office:string-value="FFFFFFD020" calcext:value-type="string">
            <text:p>FFFFFFD0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131]-256)*2^5-2^13" office:value-type="float" office:value="-12224" calcext:value-type="float">
            <text:p>-12224</text:p>
          </table:table-cell>
          <table:table-cell table:formula="of:=(DEC2HEX([.B131];4))" office:value-type="string" office:string-value="FFFFFFD040" calcext:value-type="string">
            <text:p>FFFFFFD0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A132]-256)*2^5-2^13" office:value-type="float" office:value="-12192" calcext:value-type="float">
            <text:p>-12192</text:p>
          </table:table-cell>
          <table:table-cell table:formula="of:=(DEC2HEX([.B132];4))" office:value-type="string" office:string-value="FFFFFFD060" calcext:value-type="string">
            <text:p>FFFFFFD0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[.A133]-256)*2^5-2^13" office:value-type="float" office:value="-12160" calcext:value-type="float">
            <text:p>-12160</text:p>
          </table:table-cell>
          <table:table-cell table:formula="of:=(DEC2HEX([.B133];4))" office:value-type="string" office:string-value="FFFFFFD080" calcext:value-type="string">
            <text:p>FFFFFFD0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[.A134]-256)*2^5-2^13" office:value-type="float" office:value="-12128" calcext:value-type="float">
            <text:p>-12128</text:p>
          </table:table-cell>
          <table:table-cell table:formula="of:=(DEC2HEX([.B134];4))" office:value-type="string" office:string-value="FFFFFFD0A0" calcext:value-type="string">
            <text:p>FFFFFFD0A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[.A135]-256)*2^5-2^13" office:value-type="float" office:value="-12096" calcext:value-type="float">
            <text:p>-12096</text:p>
          </table:table-cell>
          <table:table-cell table:formula="of:=(DEC2HEX([.B135];4))" office:value-type="string" office:string-value="FFFFFFD0C0" calcext:value-type="string">
            <text:p>FFFFFFD0C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A136]-256)*2^5-2^13" office:value-type="float" office:value="-12064" calcext:value-type="float">
            <text:p>-12064</text:p>
          </table:table-cell>
          <table:table-cell table:formula="of:=(DEC2HEX([.B136];4))" office:value-type="string" office:string-value="FFFFFFD0E0" calcext:value-type="string">
            <text:p>FFFFFFD0E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A137]-256)*2^5-2^13" office:value-type="float" office:value="-12032" calcext:value-type="float">
            <text:p>-12032</text:p>
          </table:table-cell>
          <table:table-cell table:formula="of:=(DEC2HEX([.B137];4))" office:value-type="string" office:string-value="FFFFFFD100" calcext:value-type="string">
            <text:p>FFFFFFD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A138]-256)*2^5-2^13" office:value-type="float" office:value="-12000" calcext:value-type="float">
            <text:p>-12000</text:p>
          </table:table-cell>
          <table:table-cell table:formula="of:=(DEC2HEX([.B138];4))" office:value-type="string" office:string-value="FFFFFFD120" calcext:value-type="string">
            <text:p>FFFFFFD1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[.A139]-256)*2^5-2^13" office:value-type="float" office:value="-11968" calcext:value-type="float">
            <text:p>-11968</text:p>
          </table:table-cell>
          <table:table-cell table:formula="of:=(DEC2HEX([.B139];4))" office:value-type="string" office:string-value="FFFFFFD140" calcext:value-type="string">
            <text:p>FFFFFFD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[.A140]-256)*2^5-2^13" office:value-type="float" office:value="-11936" calcext:value-type="float">
            <text:p>-11936</text:p>
          </table:table-cell>
          <table:table-cell table:formula="of:=(DEC2HEX([.B140];4))" office:value-type="string" office:string-value="FFFFFFD160" calcext:value-type="string">
            <text:p>FFFFFFD1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141]-256)*2^5-2^13" office:value-type="float" office:value="-11904" calcext:value-type="float">
            <text:p>-11904</text:p>
          </table:table-cell>
          <table:table-cell table:formula="of:=(DEC2HEX([.B141];4))" office:value-type="string" office:string-value="FFFFFFD180" calcext:value-type="string">
            <text:p>FFFFFFD1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A142]-256)*2^5-2^13" office:value-type="float" office:value="-11872" calcext:value-type="float">
            <text:p>-11872</text:p>
          </table:table-cell>
          <table:table-cell table:formula="of:=(DEC2HEX([.B142];4))" office:value-type="string" office:string-value="FFFFFFD1A0" calcext:value-type="string">
            <text:p>FFFFFFD1A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[.A143]-256)*2^5-2^13" office:value-type="float" office:value="-11840" calcext:value-type="float">
            <text:p>-11840</text:p>
          </table:table-cell>
          <table:table-cell table:formula="of:=(DEC2HEX([.B143];4))" office:value-type="string" office:string-value="FFFFFFD1C0" calcext:value-type="string">
            <text:p>FFFFFFD1C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[.A144]-256)*2^5-2^13" office:value-type="float" office:value="-11808" calcext:value-type="float">
            <text:p>-11808</text:p>
          </table:table-cell>
          <table:table-cell table:formula="of:=(DEC2HEX([.B144];4))" office:value-type="string" office:string-value="FFFFFFD1E0" calcext:value-type="string">
            <text:p>FFFFFFD1E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A145]-256)*2^5-2^13" office:value-type="float" office:value="-11776" calcext:value-type="float">
            <text:p>-11776</text:p>
          </table:table-cell>
          <table:table-cell table:formula="of:=(DEC2HEX([.B145];4))" office:value-type="string" office:string-value="FFFFFFD200" calcext:value-type="string">
            <text:p>FFFFFFD2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A146]-256)*2^5-2^13" office:value-type="float" office:value="-11744" calcext:value-type="float">
            <text:p>-11744</text:p>
          </table:table-cell>
          <table:table-cell table:formula="of:=(DEC2HEX([.B146];4))" office:value-type="string" office:string-value="FFFFFFD220" calcext:value-type="string">
            <text:p>FFFFFFD2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[.A147]-256)*2^5-2^13" office:value-type="float" office:value="-11712" calcext:value-type="float">
            <text:p>-11712</text:p>
          </table:table-cell>
          <table:table-cell table:formula="of:=(DEC2HEX([.B147];4))" office:value-type="string" office:string-value="FFFFFFD240" calcext:value-type="string">
            <text:p>FFFFFFD2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A148]-256)*2^5-2^13" office:value-type="float" office:value="-11680" calcext:value-type="float">
            <text:p>-11680</text:p>
          </table:table-cell>
          <table:table-cell table:formula="of:=(DEC2HEX([.B148];4))" office:value-type="string" office:string-value="FFFFFFD260" calcext:value-type="string">
            <text:p>FFFFFFD2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[.A149]-256)*2^5-2^13" office:value-type="float" office:value="-11648" calcext:value-type="float">
            <text:p>-11648</text:p>
          </table:table-cell>
          <table:table-cell table:formula="of:=(DEC2HEX([.B149];4))" office:value-type="string" office:string-value="FFFFFFD280" calcext:value-type="string">
            <text:p>FFFFFFD28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A150]-256)*2^5-2^13" office:value-type="float" office:value="-11616" calcext:value-type="float">
            <text:p>-11616</text:p>
          </table:table-cell>
          <table:table-cell table:formula="of:=(DEC2HEX([.B150];4))" office:value-type="string" office:string-value="FFFFFFD2A0" calcext:value-type="string">
            <text:p>FFFFFFD2A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151]-256)*2^5-2^13" office:value-type="float" office:value="-11584" calcext:value-type="float">
            <text:p>-11584</text:p>
          </table:table-cell>
          <table:table-cell table:formula="of:=(DEC2HEX([.B151];4))" office:value-type="string" office:string-value="FFFFFFD2C0" calcext:value-type="string">
            <text:p>FFFFFFD2C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[.A152]-256)*2^5-2^13" office:value-type="float" office:value="-11552" calcext:value-type="float">
            <text:p>-11552</text:p>
          </table:table-cell>
          <table:table-cell table:formula="of:=(DEC2HEX([.B152];4))" office:value-type="string" office:string-value="FFFFFFD2E0" calcext:value-type="string">
            <text:p>FFFFFFD2E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[.A153]-256)*2^5-2^13" office:value-type="float" office:value="-11520" calcext:value-type="float">
            <text:p>-11520</text:p>
          </table:table-cell>
          <table:table-cell table:formula="of:=(DEC2HEX([.B153];4))" office:value-type="string" office:string-value="FFFFFFD300" calcext:value-type="string">
            <text:p>FFFFFFD3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[.A154]-256)*2^5-2^13" office:value-type="float" office:value="-11488" calcext:value-type="float">
            <text:p>-11488</text:p>
          </table:table-cell>
          <table:table-cell table:formula="of:=(DEC2HEX([.B154];4))" office:value-type="string" office:string-value="FFFFFFD320" calcext:value-type="string">
            <text:p>FFFFFFD3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[.A155]-256)*2^5-2^13" office:value-type="float" office:value="-11456" calcext:value-type="float">
            <text:p>-11456</text:p>
          </table:table-cell>
          <table:table-cell table:formula="of:=(DEC2HEX([.B155];4))" office:value-type="string" office:string-value="FFFFFFD340" calcext:value-type="string">
            <text:p>FFFFFFD3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A156]-256)*2^5-2^13" office:value-type="float" office:value="-11424" calcext:value-type="float">
            <text:p>-11424</text:p>
          </table:table-cell>
          <table:table-cell table:formula="of:=(DEC2HEX([.B156];4))" office:value-type="string" office:string-value="FFFFFFD360" calcext:value-type="string">
            <text:p>FFFFFFD3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[.A157]-256)*2^5-2^13" office:value-type="float" office:value="-11392" calcext:value-type="float">
            <text:p>-11392</text:p>
          </table:table-cell>
          <table:table-cell table:formula="of:=(DEC2HEX([.B157];4))" office:value-type="string" office:string-value="FFFFFFD380" calcext:value-type="string">
            <text:p>FFFFFFD3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[.A158]-256)*2^5-2^13" office:value-type="float" office:value="-11360" calcext:value-type="float">
            <text:p>-11360</text:p>
          </table:table-cell>
          <table:table-cell table:formula="of:=(DEC2HEX([.B158];4))" office:value-type="string" office:string-value="FFFFFFD3A0" calcext:value-type="string">
            <text:p>FFFFFFD3A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A159]-256)*2^5-2^13" office:value-type="float" office:value="-11328" calcext:value-type="float">
            <text:p>-11328</text:p>
          </table:table-cell>
          <table:table-cell table:formula="of:=(DEC2HEX([.B159];4))" office:value-type="string" office:string-value="FFFFFFD3C0" calcext:value-type="string">
            <text:p>FFFFFFD3C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[.A160]-256)*2^5-2^13" office:value-type="float" office:value="-11296" calcext:value-type="float">
            <text:p>-11296</text:p>
          </table:table-cell>
          <table:table-cell table:formula="of:=(DEC2HEX([.B160];4))" office:value-type="string" office:string-value="FFFFFFD3E0" calcext:value-type="string">
            <text:p>FFFFFFD3E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161]-256)*2^5-2^13" office:value-type="float" office:value="-11264" calcext:value-type="float">
            <text:p>-11264</text:p>
          </table:table-cell>
          <table:table-cell table:formula="of:=(DEC2HEX([.B161];4))" office:value-type="string" office:string-value="FFFFFFD400" calcext:value-type="string">
            <text:p>FFFFFFD4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[.A162]-256)*2^5-2^13" office:value-type="float" office:value="-11232" calcext:value-type="float">
            <text:p>-11232</text:p>
          </table:table-cell>
          <table:table-cell table:formula="of:=(DEC2HEX([.B162];4))" office:value-type="string" office:string-value="FFFFFFD420" calcext:value-type="string">
            <text:p>FFFFFFD4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[.A163]-256)*2^5-2^13" office:value-type="float" office:value="-11200" calcext:value-type="float">
            <text:p>-11200</text:p>
          </table:table-cell>
          <table:table-cell table:formula="of:=(DEC2HEX([.B163];4))" office:value-type="string" office:string-value="FFFFFFD440" calcext:value-type="string">
            <text:p>FFFFFFD4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[.A164]-256)*2^5-2^13" office:value-type="float" office:value="-11168" calcext:value-type="float">
            <text:p>-11168</text:p>
          </table:table-cell>
          <table:table-cell table:formula="of:=(DEC2HEX([.B164];4))" office:value-type="string" office:string-value="FFFFFFD460" calcext:value-type="string">
            <text:p>FFFFFFD4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A165]-256)*2^5-2^13" office:value-type="float" office:value="-11136" calcext:value-type="float">
            <text:p>-11136</text:p>
          </table:table-cell>
          <table:table-cell table:formula="of:=(DEC2HEX([.B165];4))" office:value-type="string" office:string-value="FFFFFFD480" calcext:value-type="string">
            <text:p>FFFFFFD4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[.A166]-256)*2^5-2^13" office:value-type="float" office:value="-11104" calcext:value-type="float">
            <text:p>-11104</text:p>
          </table:table-cell>
          <table:table-cell table:formula="of:=(DEC2HEX([.B166];4))" office:value-type="string" office:string-value="FFFFFFD4A0" calcext:value-type="string">
            <text:p>FFFFFFD4A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A167]-256)*2^5-2^13" office:value-type="float" office:value="-11072" calcext:value-type="float">
            <text:p>-11072</text:p>
          </table:table-cell>
          <table:table-cell table:formula="of:=(DEC2HEX([.B167];4))" office:value-type="string" office:string-value="FFFFFFD4C0" calcext:value-type="string">
            <text:p>FFFFFFD4C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[.A168]-256)*2^5-2^13" office:value-type="float" office:value="-11040" calcext:value-type="float">
            <text:p>-11040</text:p>
          </table:table-cell>
          <table:table-cell table:formula="of:=(DEC2HEX([.B168];4))" office:value-type="string" office:string-value="FFFFFFD4E0" calcext:value-type="string">
            <text:p>FFFFFFD4E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[.A169]-256)*2^5-2^13" office:value-type="float" office:value="-11008" calcext:value-type="float">
            <text:p>-11008</text:p>
          </table:table-cell>
          <table:table-cell table:formula="of:=(DEC2HEX([.B169];4))" office:value-type="string" office:string-value="FFFFFFD500" calcext:value-type="string">
            <text:p>FFFFFFD5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[.A170]-256)*2^5-2^13" office:value-type="float" office:value="-10976" calcext:value-type="float">
            <text:p>-10976</text:p>
          </table:table-cell>
          <table:table-cell table:formula="of:=(DEC2HEX([.B170];4))" office:value-type="string" office:string-value="FFFFFFD520" calcext:value-type="string">
            <text:p>FFFFFFD5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171]-256)*2^5-2^13" office:value-type="float" office:value="-10944" calcext:value-type="float">
            <text:p>-10944</text:p>
          </table:table-cell>
          <table:table-cell table:formula="of:=(DEC2HEX([.B171];4))" office:value-type="string" office:string-value="FFFFFFD540" calcext:value-type="string">
            <text:p>FFFFFFD5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[.A172]-256)*2^5-2^13" office:value-type="float" office:value="-10912" calcext:value-type="float">
            <text:p>-10912</text:p>
          </table:table-cell>
          <table:table-cell table:formula="of:=(DEC2HEX([.B172];4))" office:value-type="string" office:string-value="FFFFFFD560" calcext:value-type="string">
            <text:p>FFFFFFD5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[.A173]-256)*2^5-2^13" office:value-type="float" office:value="-10880" calcext:value-type="float">
            <text:p>-10880</text:p>
          </table:table-cell>
          <table:table-cell table:formula="of:=(DEC2HEX([.B173];4))" office:value-type="string" office:string-value="FFFFFFD580" calcext:value-type="string">
            <text:p>FFFFFFD5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[.A174]-256)*2^5-2^13" office:value-type="float" office:value="-10848" calcext:value-type="float">
            <text:p>-10848</text:p>
          </table:table-cell>
          <table:table-cell table:formula="of:=(DEC2HEX([.B174];4))" office:value-type="string" office:string-value="FFFFFFD5A0" calcext:value-type="string">
            <text:p>FFFFFFD5A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[.A175]-256)*2^5-2^13" office:value-type="float" office:value="-10816" calcext:value-type="float">
            <text:p>-10816</text:p>
          </table:table-cell>
          <table:table-cell table:formula="of:=(DEC2HEX([.B175];4))" office:value-type="string" office:string-value="FFFFFFD5C0" calcext:value-type="string">
            <text:p>FFFFFFD5C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A176]-256)*2^5-2^13" office:value-type="float" office:value="-10784" calcext:value-type="float">
            <text:p>-10784</text:p>
          </table:table-cell>
          <table:table-cell table:formula="of:=(DEC2HEX([.B176];4))" office:value-type="string" office:string-value="FFFFFFD5E0" calcext:value-type="string">
            <text:p>FFFFFFD5E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A177]-256)*2^5-2^13" office:value-type="float" office:value="-10752" calcext:value-type="float">
            <text:p>-10752</text:p>
          </table:table-cell>
          <table:table-cell table:formula="of:=(DEC2HEX([.B177];4))" office:value-type="string" office:string-value="FFFFFFD600" calcext:value-type="string">
            <text:p>FFFFFFD6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[.A178]-256)*2^5-2^13" office:value-type="float" office:value="-10720" calcext:value-type="float">
            <text:p>-10720</text:p>
          </table:table-cell>
          <table:table-cell table:formula="of:=(DEC2HEX([.B178];4))" office:value-type="string" office:string-value="FFFFFFD620" calcext:value-type="string">
            <text:p>FFFFFFD6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[.A179]-256)*2^5-2^13" office:value-type="float" office:value="-10688" calcext:value-type="float">
            <text:p>-10688</text:p>
          </table:table-cell>
          <table:table-cell table:formula="of:=(DEC2HEX([.B179];4))" office:value-type="string" office:string-value="FFFFFFD640" calcext:value-type="string">
            <text:p>FFFFFFD6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180]-256)*2^5-2^13" office:value-type="float" office:value="-10656" calcext:value-type="float">
            <text:p>-10656</text:p>
          </table:table-cell>
          <table:table-cell table:formula="of:=(DEC2HEX([.B180];4))" office:value-type="string" office:string-value="FFFFFFD660" calcext:value-type="string">
            <text:p>FFFFFFD6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181]-256)*2^5-2^13" office:value-type="float" office:value="-10624" calcext:value-type="float">
            <text:p>-10624</text:p>
          </table:table-cell>
          <table:table-cell table:formula="of:=(DEC2HEX([.B181];4))" office:value-type="string" office:string-value="FFFFFFD680" calcext:value-type="string">
            <text:p>FFFFFFD6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[.A182]-256)*2^5-2^13" office:value-type="float" office:value="-10592" calcext:value-type="float">
            <text:p>-10592</text:p>
          </table:table-cell>
          <table:table-cell table:formula="of:=(DEC2HEX([.B182];4))" office:value-type="string" office:string-value="FFFFFFD6A0" calcext:value-type="string">
            <text:p>FFFFFFD6A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A183]-256)*2^5-2^13" office:value-type="float" office:value="-10560" calcext:value-type="float">
            <text:p>-10560</text:p>
          </table:table-cell>
          <table:table-cell table:formula="of:=(DEC2HEX([.B183];4))" office:value-type="string" office:string-value="FFFFFFD6C0" calcext:value-type="string">
            <text:p>FFFFFFD6C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A184]-256)*2^5-2^13" office:value-type="float" office:value="-10528" calcext:value-type="float">
            <text:p>-10528</text:p>
          </table:table-cell>
          <table:table-cell table:formula="of:=(DEC2HEX([.B184];4))" office:value-type="string" office:string-value="FFFFFFD6E0" calcext:value-type="string">
            <text:p>FFFFFFD6E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[.A185]-256)*2^5-2^13" office:value-type="float" office:value="-10496" calcext:value-type="float">
            <text:p>-10496</text:p>
          </table:table-cell>
          <table:table-cell table:formula="of:=(DEC2HEX([.B185];4))" office:value-type="string" office:string-value="FFFFFFD700" calcext:value-type="string">
            <text:p>FFFFFFD7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[.A186]-256)*2^5-2^13" office:value-type="float" office:value="-10464" calcext:value-type="float">
            <text:p>-10464</text:p>
          </table:table-cell>
          <table:table-cell table:formula="of:=(DEC2HEX([.B186];4))" office:value-type="string" office:string-value="FFFFFFD720" calcext:value-type="string">
            <text:p>FFFFFFD7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[.A187]-256)*2^5-2^13" office:value-type="float" office:value="-10432" calcext:value-type="float">
            <text:p>-10432</text:p>
          </table:table-cell>
          <table:table-cell table:formula="of:=(DEC2HEX([.B187];4))" office:value-type="string" office:string-value="FFFFFFD740" calcext:value-type="string">
            <text:p>FFFFFFD7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[.A188]-256)*2^5-2^13" office:value-type="float" office:value="-10400" calcext:value-type="float">
            <text:p>-10400</text:p>
          </table:table-cell>
          <table:table-cell table:formula="of:=(DEC2HEX([.B188];4))" office:value-type="string" office:string-value="FFFFFFD760" calcext:value-type="string">
            <text:p>FFFFFFD7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189]-256)*2^5-2^13" office:value-type="float" office:value="-10368" calcext:value-type="float">
            <text:p>-10368</text:p>
          </table:table-cell>
          <table:table-cell table:formula="of:=(DEC2HEX([.B189];4))" office:value-type="string" office:string-value="FFFFFFD780" calcext:value-type="string">
            <text:p>FFFFFFD78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190]-256)*2^5-2^13" office:value-type="float" office:value="-10336" calcext:value-type="float">
            <text:p>-10336</text:p>
          </table:table-cell>
          <table:table-cell table:formula="of:=(DEC2HEX([.B190];4))" office:value-type="string" office:string-value="FFFFFFD7A0" calcext:value-type="string">
            <text:p>FFFFFFD7A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191]-256)*2^5-2^13" office:value-type="float" office:value="-10304" calcext:value-type="float">
            <text:p>-10304</text:p>
          </table:table-cell>
          <table:table-cell table:formula="of:=(DEC2HEX([.B191];4))" office:value-type="string" office:string-value="FFFFFFD7C0" calcext:value-type="string">
            <text:p>FFFFFFD7C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192]-256)*2^5-2^13" office:value-type="float" office:value="-10272" calcext:value-type="float">
            <text:p>-10272</text:p>
          </table:table-cell>
          <table:table-cell table:formula="of:=(DEC2HEX([.B192];4))" office:value-type="string" office:string-value="FFFFFFD7E0" calcext:value-type="string">
            <text:p>FFFFFFD7E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[.A193]-256)*2^5-2^13" office:value-type="float" office:value="-10240" calcext:value-type="float">
            <text:p>-10240</text:p>
          </table:table-cell>
          <table:table-cell table:formula="of:=(DEC2HEX([.B193];4))" office:value-type="string" office:string-value="FFFFFFD800" calcext:value-type="string">
            <text:p>FFFFFFD8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A194]-256)*2^5-2^13" office:value-type="float" office:value="-10208" calcext:value-type="float">
            <text:p>-10208</text:p>
          </table:table-cell>
          <table:table-cell table:formula="of:=(DEC2HEX([.B194];4))" office:value-type="string" office:string-value="FFFFFFD820" calcext:value-type="string">
            <text:p>FFFFFFD8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A195]-256)*2^5-2^13" office:value-type="float" office:value="-10176" calcext:value-type="float">
            <text:p>-10176</text:p>
          </table:table-cell>
          <table:table-cell table:formula="of:=(DEC2HEX([.B195];4))" office:value-type="string" office:string-value="FFFFFFD840" calcext:value-type="string">
            <text:p>FFFFFFD84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[.A196]-256)*2^5-2^13" office:value-type="float" office:value="-10144" calcext:value-type="float">
            <text:p>-10144</text:p>
          </table:table-cell>
          <table:table-cell table:formula="of:=(DEC2HEX([.B196];4))" office:value-type="string" office:string-value="FFFFFFD860" calcext:value-type="string">
            <text:p>FFFFFFD8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[.A197]-256)*2^5-2^13" office:value-type="float" office:value="-10112" calcext:value-type="float">
            <text:p>-10112</text:p>
          </table:table-cell>
          <table:table-cell table:formula="of:=(DEC2HEX([.B197];4))" office:value-type="string" office:string-value="FFFFFFD880" calcext:value-type="string">
            <text:p>FFFFFFD88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[.A198]-256)*2^5-2^13" office:value-type="float" office:value="-10080" calcext:value-type="float">
            <text:p>-10080</text:p>
          </table:table-cell>
          <table:table-cell table:formula="of:=(DEC2HEX([.B198];4))" office:value-type="string" office:string-value="FFFFFFD8A0" calcext:value-type="string">
            <text:p>FFFFFFD8A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[.A199]-256)*2^5-2^13" office:value-type="float" office:value="-10048" calcext:value-type="float">
            <text:p>-10048</text:p>
          </table:table-cell>
          <table:table-cell table:formula="of:=(DEC2HEX([.B199];4))" office:value-type="string" office:string-value="FFFFFFD8C0" calcext:value-type="string">
            <text:p>FFFFFFD8C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A200]-256)*2^5-2^13" office:value-type="float" office:value="-10016" calcext:value-type="float">
            <text:p>-10016</text:p>
          </table:table-cell>
          <table:table-cell table:formula="of:=(DEC2HEX([.B200];4))" office:value-type="string" office:string-value="FFFFFFD8E0" calcext:value-type="string">
            <text:p>FFFFFFD8E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201]-256)*2^5-2^13" office:value-type="float" office:value="-9984" calcext:value-type="float">
            <text:p>-9984</text:p>
          </table:table-cell>
          <table:table-cell table:formula="of:=(DEC2HEX([.B201];4))" office:value-type="string" office:string-value="FFFFFFD900" calcext:value-type="string">
            <text:p>FFFFFFD9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[.A202]-256)*2^5-2^13" office:value-type="float" office:value="-9952" calcext:value-type="float">
            <text:p>-9952</text:p>
          </table:table-cell>
          <table:table-cell table:formula="of:=(DEC2HEX([.B202];4))" office:value-type="string" office:string-value="FFFFFFD920" calcext:value-type="string">
            <text:p>FFFFFFD92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[.A203]-256)*2^5-2^13" office:value-type="float" office:value="-9920" calcext:value-type="float">
            <text:p>-9920</text:p>
          </table:table-cell>
          <table:table-cell table:formula="of:=(DEC2HEX([.B203];4))" office:value-type="string" office:string-value="FFFFFFD940" calcext:value-type="string">
            <text:p>FFFFFFD94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[.A204]-256)*2^5-2^13" office:value-type="float" office:value="-9888" calcext:value-type="float">
            <text:p>-9888</text:p>
          </table:table-cell>
          <table:table-cell table:formula="of:=(DEC2HEX([.B204];4))" office:value-type="string" office:string-value="FFFFFFD960" calcext:value-type="string">
            <text:p>FFFFFFD9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A205]-256)*2^5-2^13" office:value-type="float" office:value="-9856" calcext:value-type="float">
            <text:p>-9856</text:p>
          </table:table-cell>
          <table:table-cell table:formula="of:=(DEC2HEX([.B205];4))" office:value-type="string" office:string-value="FFFFFFD980" calcext:value-type="string">
            <text:p>FFFFFFD98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[.A206]-256)*2^5-2^13" office:value-type="float" office:value="-9824" calcext:value-type="float">
            <text:p>-9824</text:p>
          </table:table-cell>
          <table:table-cell table:formula="of:=(DEC2HEX([.B206];4))" office:value-type="string" office:string-value="FFFFFFD9A0" calcext:value-type="string">
            <text:p>FFFFFFD9A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[.A207]-256)*2^5-2^13" office:value-type="float" office:value="-9792" calcext:value-type="float">
            <text:p>-9792</text:p>
          </table:table-cell>
          <table:table-cell table:formula="of:=(DEC2HEX([.B207];4))" office:value-type="string" office:string-value="FFFFFFD9C0" calcext:value-type="string">
            <text:p>FFFFFFD9C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[.A208]-256)*2^5-2^13" office:value-type="float" office:value="-9760" calcext:value-type="float">
            <text:p>-9760</text:p>
          </table:table-cell>
          <table:table-cell table:formula="of:=(DEC2HEX([.B208];4))" office:value-type="string" office:string-value="FFFFFFD9E0" calcext:value-type="string">
            <text:p>FFFFFFD9E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[.A209]-256)*2^5-2^13" office:value-type="float" office:value="-9728" calcext:value-type="float">
            <text:p>-9728</text:p>
          </table:table-cell>
          <table:table-cell table:formula="of:=(DEC2HEX([.B209];4))" office:value-type="string" office:string-value="FFFFFFDA00" calcext:value-type="string">
            <text:p>FFFFFFDA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[.A210]-256)*2^5-2^13" office:value-type="float" office:value="-9696" calcext:value-type="float">
            <text:p>-9696</text:p>
          </table:table-cell>
          <table:table-cell table:formula="of:=(DEC2HEX([.B210];4))" office:value-type="string" office:string-value="FFFFFFDA20" calcext:value-type="string">
            <text:p>FFFFFFDA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[.A211]-256)*2^5-2^13" office:value-type="float" office:value="-9664" calcext:value-type="float">
            <text:p>-9664</text:p>
          </table:table-cell>
          <table:table-cell table:formula="of:=(DEC2HEX([.B211];4))" office:value-type="string" office:string-value="FFFFFFDA40" calcext:value-type="string">
            <text:p>FFFFFFDA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[.A212]-256)*2^5-2^13" office:value-type="float" office:value="-9632" calcext:value-type="float">
            <text:p>-9632</text:p>
          </table:table-cell>
          <table:table-cell table:formula="of:=(DEC2HEX([.B212];4))" office:value-type="string" office:string-value="FFFFFFDA60" calcext:value-type="string">
            <text:p>FFFFFFDA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[.A213]-256)*2^5-2^13" office:value-type="float" office:value="-9600" calcext:value-type="float">
            <text:p>-9600</text:p>
          </table:table-cell>
          <table:table-cell table:formula="of:=(DEC2HEX([.B213];4))" office:value-type="string" office:string-value="FFFFFFDA80" calcext:value-type="string">
            <text:p>FFFFFFDA8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[.A214]-256)*2^5-2^13" office:value-type="float" office:value="-9568" calcext:value-type="float">
            <text:p>-9568</text:p>
          </table:table-cell>
          <table:table-cell table:formula="of:=(DEC2HEX([.B214];4))" office:value-type="string" office:string-value="FFFFFFDAA0" calcext:value-type="string">
            <text:p>FFFFFFDAA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A215]-256)*2^5-2^13" office:value-type="float" office:value="-9536" calcext:value-type="float">
            <text:p>-9536</text:p>
          </table:table-cell>
          <table:table-cell table:formula="of:=(DEC2HEX([.B215];4))" office:value-type="string" office:string-value="FFFFFFDAC0" calcext:value-type="string">
            <text:p>FFFFFFDAC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[.A216]-256)*2^5-2^13" office:value-type="float" office:value="-9504" calcext:value-type="float">
            <text:p>-9504</text:p>
          </table:table-cell>
          <table:table-cell table:formula="of:=(DEC2HEX([.B216];4))" office:value-type="string" office:string-value="FFFFFFDAE0" calcext:value-type="string">
            <text:p>FFFFFFDAE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[.A217]-256)*2^5-2^13" office:value-type="float" office:value="-9472" calcext:value-type="float">
            <text:p>-9472</text:p>
          </table:table-cell>
          <table:table-cell table:formula="of:=(DEC2HEX([.B217];4))" office:value-type="string" office:string-value="FFFFFFDB00" calcext:value-type="string">
            <text:p>FFFFFFDB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[.A218]-256)*2^5-2^13" office:value-type="float" office:value="-9440" calcext:value-type="float">
            <text:p>-9440</text:p>
          </table:table-cell>
          <table:table-cell table:formula="of:=(DEC2HEX([.B218];4))" office:value-type="string" office:string-value="FFFFFFDB20" calcext:value-type="string">
            <text:p>FFFFFFDB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[.A219]-256)*2^5-2^13" office:value-type="float" office:value="-9408" calcext:value-type="float">
            <text:p>-9408</text:p>
          </table:table-cell>
          <table:table-cell table:formula="of:=(DEC2HEX([.B219];4))" office:value-type="string" office:string-value="FFFFFFDB40" calcext:value-type="string">
            <text:p>FFFFFFDB4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[.A220]-256)*2^5-2^13" office:value-type="float" office:value="-9376" calcext:value-type="float">
            <text:p>-9376</text:p>
          </table:table-cell>
          <table:table-cell table:formula="of:=(DEC2HEX([.B220];4))" office:value-type="string" office:string-value="FFFFFFDB60" calcext:value-type="string">
            <text:p>FFFFFFDB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221]-256)*2^5-2^13" office:value-type="float" office:value="-9344" calcext:value-type="float">
            <text:p>-9344</text:p>
          </table:table-cell>
          <table:table-cell table:formula="of:=(DEC2HEX([.B221];4))" office:value-type="string" office:string-value="FFFFFFDB80" calcext:value-type="string">
            <text:p>FFFFFFDB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[.A222]-256)*2^5-2^13" office:value-type="float" office:value="-9312" calcext:value-type="float">
            <text:p>-9312</text:p>
          </table:table-cell>
          <table:table-cell table:formula="of:=(DEC2HEX([.B222];4))" office:value-type="string" office:string-value="FFFFFFDBA0" calcext:value-type="string">
            <text:p>FFFFFFDBA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[.A223]-256)*2^5-2^13" office:value-type="float" office:value="-9280" calcext:value-type="float">
            <text:p>-9280</text:p>
          </table:table-cell>
          <table:table-cell table:formula="of:=(DEC2HEX([.B223];4))" office:value-type="string" office:string-value="FFFFFFDBC0" calcext:value-type="string">
            <text:p>FFFFFFDBC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[.A224]-256)*2^5-2^13" office:value-type="float" office:value="-9248" calcext:value-type="float">
            <text:p>-9248</text:p>
          </table:table-cell>
          <table:table-cell table:formula="of:=(DEC2HEX([.B224];4))" office:value-type="string" office:string-value="FFFFFFDBE0" calcext:value-type="string">
            <text:p>FFFFFFDBE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[.A225]-256)*2^5-2^13" office:value-type="float" office:value="-9216" calcext:value-type="float">
            <text:p>-9216</text:p>
          </table:table-cell>
          <table:table-cell table:formula="of:=(DEC2HEX([.B225];4))" office:value-type="string" office:string-value="FFFFFFDC00" calcext:value-type="string">
            <text:p>FFFFFFDC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[.A226]-256)*2^5-2^13" office:value-type="float" office:value="-9184" calcext:value-type="float">
            <text:p>-9184</text:p>
          </table:table-cell>
          <table:table-cell table:formula="of:=(DEC2HEX([.B226];4))" office:value-type="string" office:string-value="FFFFFFDC20" calcext:value-type="string">
            <text:p>FFFFFFDC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[.A227]-256)*2^5-2^13" office:value-type="float" office:value="-9152" calcext:value-type="float">
            <text:p>-9152</text:p>
          </table:table-cell>
          <table:table-cell table:formula="of:=(DEC2HEX([.B227];4))" office:value-type="string" office:string-value="FFFFFFDC40" calcext:value-type="string">
            <text:p>FFFFFFDC4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[.A228]-256)*2^5-2^13" office:value-type="float" office:value="-9120" calcext:value-type="float">
            <text:p>-9120</text:p>
          </table:table-cell>
          <table:table-cell table:formula="of:=(DEC2HEX([.B228];4))" office:value-type="string" office:string-value="FFFFFFDC60" calcext:value-type="string">
            <text:p>FFFFFFDC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[.A229]-256)*2^5-2^13" office:value-type="float" office:value="-9088" calcext:value-type="float">
            <text:p>-9088</text:p>
          </table:table-cell>
          <table:table-cell table:formula="of:=(DEC2HEX([.B229];4))" office:value-type="string" office:string-value="FFFFFFDC80" calcext:value-type="string">
            <text:p>FFFFFFDC8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[.A230]-256)*2^5-2^13" office:value-type="float" office:value="-9056" calcext:value-type="float">
            <text:p>-9056</text:p>
          </table:table-cell>
          <table:table-cell table:formula="of:=(DEC2HEX([.B230];4))" office:value-type="string" office:string-value="FFFFFFDCA0" calcext:value-type="string">
            <text:p>FFFFFFDCA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[.A231]-256)*2^5-2^13" office:value-type="float" office:value="-9024" calcext:value-type="float">
            <text:p>-9024</text:p>
          </table:table-cell>
          <table:table-cell table:formula="of:=(DEC2HEX([.B231];4))" office:value-type="string" office:string-value="FFFFFFDCC0" calcext:value-type="string">
            <text:p>FFFFFFDCC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[.A232]-256)*2^5-2^13" office:value-type="float" office:value="-8992" calcext:value-type="float">
            <text:p>-8992</text:p>
          </table:table-cell>
          <table:table-cell table:formula="of:=(DEC2HEX([.B232];4))" office:value-type="string" office:string-value="FFFFFFDCE0" calcext:value-type="string">
            <text:p>FFFFFFDCE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[.A233]-256)*2^5-2^13" office:value-type="float" office:value="-8960" calcext:value-type="float">
            <text:p>-8960</text:p>
          </table:table-cell>
          <table:table-cell table:formula="of:=(DEC2HEX([.B233];4))" office:value-type="string" office:string-value="FFFFFFDD00" calcext:value-type="string">
            <text:p>FFFFFFDD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234]-256)*2^5-2^13" office:value-type="float" office:value="-8928" calcext:value-type="float">
            <text:p>-8928</text:p>
          </table:table-cell>
          <table:table-cell table:formula="of:=(DEC2HEX([.B234];4))" office:value-type="string" office:string-value="FFFFFFDD20" calcext:value-type="string">
            <text:p>FFFFFFDD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[.A235]-256)*2^5-2^13" office:value-type="float" office:value="-8896" calcext:value-type="float">
            <text:p>-8896</text:p>
          </table:table-cell>
          <table:table-cell table:formula="of:=(DEC2HEX([.B235];4))" office:value-type="string" office:string-value="FFFFFFDD40" calcext:value-type="string">
            <text:p>FFFFFFDD4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[.A236]-256)*2^5-2^13" office:value-type="float" office:value="-8864" calcext:value-type="float">
            <text:p>-8864</text:p>
          </table:table-cell>
          <table:table-cell table:formula="of:=(DEC2HEX([.B236];4))" office:value-type="string" office:string-value="FFFFFFDD60" calcext:value-type="string">
            <text:p>FFFFFFDD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[.A237]-256)*2^5-2^13" office:value-type="float" office:value="-8832" calcext:value-type="float">
            <text:p>-8832</text:p>
          </table:table-cell>
          <table:table-cell table:formula="of:=(DEC2HEX([.B237];4))" office:value-type="string" office:string-value="FFFFFFDD80" calcext:value-type="string">
            <text:p>FFFFFFDD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[.A238]-256)*2^5-2^13" office:value-type="float" office:value="-8800" calcext:value-type="float">
            <text:p>-8800</text:p>
          </table:table-cell>
          <table:table-cell table:formula="of:=(DEC2HEX([.B238];4))" office:value-type="string" office:string-value="FFFFFFDDA0" calcext:value-type="string">
            <text:p>FFFFFFDDA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[.A239]-256)*2^5-2^13" office:value-type="float" office:value="-8768" calcext:value-type="float">
            <text:p>-8768</text:p>
          </table:table-cell>
          <table:table-cell table:formula="of:=(DEC2HEX([.B239];4))" office:value-type="string" office:string-value="FFFFFFDDC0" calcext:value-type="string">
            <text:p>FFFFFFDDC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[.A240]-256)*2^5-2^13" office:value-type="float" office:value="-8736" calcext:value-type="float">
            <text:p>-8736</text:p>
          </table:table-cell>
          <table:table-cell table:formula="of:=(DEC2HEX([.B240];4))" office:value-type="string" office:string-value="FFFFFFDDE0" calcext:value-type="string">
            <text:p>FFFFFFDDE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241]-256)*2^5-2^13" office:value-type="float" office:value="-8704" calcext:value-type="float">
            <text:p>-8704</text:p>
          </table:table-cell>
          <table:table-cell table:formula="of:=(DEC2HEX([.B241];4))" office:value-type="string" office:string-value="FFFFFFDE00" calcext:value-type="string">
            <text:p>FFFFFFDE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[.A242]-256)*2^5-2^13" office:value-type="float" office:value="-8672" calcext:value-type="float">
            <text:p>-8672</text:p>
          </table:table-cell>
          <table:table-cell table:formula="of:=(DEC2HEX([.B242];4))" office:value-type="string" office:string-value="FFFFFFDE20" calcext:value-type="string">
            <text:p>FFFFFFDE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[.A243]-256)*2^5-2^13" office:value-type="float" office:value="-8640" calcext:value-type="float">
            <text:p>-8640</text:p>
          </table:table-cell>
          <table:table-cell table:formula="of:=(DEC2HEX([.B243];4))" office:value-type="string" office:string-value="FFFFFFDE40" calcext:value-type="string">
            <text:p>FFFFFFDE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244]-256)*2^5-2^13" office:value-type="float" office:value="-8608" calcext:value-type="float">
            <text:p>-8608</text:p>
          </table:table-cell>
          <table:table-cell table:formula="of:=(DEC2HEX([.B244];4))" office:value-type="string" office:string-value="FFFFFFDE60" calcext:value-type="string">
            <text:p>FFFFFFDE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[.A245]-256)*2^5-2^13" office:value-type="float" office:value="-8576" calcext:value-type="float">
            <text:p>-8576</text:p>
          </table:table-cell>
          <table:table-cell table:formula="of:=(DEC2HEX([.B245];4))" office:value-type="string" office:string-value="FFFFFFDE80" calcext:value-type="string">
            <text:p>FFFFFFDE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[.A246]-256)*2^5-2^13" office:value-type="float" office:value="-8544" calcext:value-type="float">
            <text:p>-8544</text:p>
          </table:table-cell>
          <table:table-cell table:formula="of:=(DEC2HEX([.B246];4))" office:value-type="string" office:string-value="FFFFFFDEA0" calcext:value-type="string">
            <text:p>FFFFFFDEA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[.A247]-256)*2^5-2^13" office:value-type="float" office:value="-8512" calcext:value-type="float">
            <text:p>-8512</text:p>
          </table:table-cell>
          <table:table-cell table:formula="of:=(DEC2HEX([.B247];4))" office:value-type="string" office:string-value="FFFFFFDEC0" calcext:value-type="string">
            <text:p>FFFFFFDEC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A248]-256)*2^5-2^13" office:value-type="float" office:value="-8480" calcext:value-type="float">
            <text:p>-8480</text:p>
          </table:table-cell>
          <table:table-cell table:formula="of:=(DEC2HEX([.B248];4))" office:value-type="string" office:string-value="FFFFFFDEE0" calcext:value-type="string">
            <text:p>FFFFFFDEE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[.A249]-256)*2^5-2^13" office:value-type="float" office:value="-8448" calcext:value-type="float">
            <text:p>-8448</text:p>
          </table:table-cell>
          <table:table-cell table:formula="of:=(DEC2HEX([.B249];4))" office:value-type="string" office:string-value="FFFFFFDF00" calcext:value-type="string">
            <text:p>FFFFFFDF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[.A250]-256)*2^5-2^13" office:value-type="float" office:value="-8416" calcext:value-type="float">
            <text:p>-8416</text:p>
          </table:table-cell>
          <table:table-cell table:formula="of:=(DEC2HEX([.B250];4))" office:value-type="string" office:string-value="FFFFFFDF20" calcext:value-type="string">
            <text:p>FFFFFFDF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A251]-256)*2^5-2^13" office:value-type="float" office:value="-8384" calcext:value-type="float">
            <text:p>-8384</text:p>
          </table:table-cell>
          <table:table-cell table:formula="of:=(DEC2HEX([.B251];4))" office:value-type="string" office:string-value="FFFFFFDF40" calcext:value-type="string">
            <text:p>FFFFFFDF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[.A252]-256)*2^5-2^13" office:value-type="float" office:value="-8352" calcext:value-type="float">
            <text:p>-8352</text:p>
          </table:table-cell>
          <table:table-cell table:formula="of:=(DEC2HEX([.B252];4))" office:value-type="string" office:string-value="FFFFFFDF60" calcext:value-type="string">
            <text:p>FFFFFFDF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[.A253]-256)*2^5-2^13" office:value-type="float" office:value="-8320" calcext:value-type="float">
            <text:p>-8320</text:p>
          </table:table-cell>
          <table:table-cell table:formula="of:=(DEC2HEX([.B253];4))" office:value-type="string" office:string-value="FFFFFFDF80" calcext:value-type="string">
            <text:p>FFFFFFDF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[.A254]-256)*2^5-2^13" office:value-type="float" office:value="-8288" calcext:value-type="float">
            <text:p>-8288</text:p>
          </table:table-cell>
          <table:table-cell table:formula="of:=(DEC2HEX([.B254];4))" office:value-type="string" office:string-value="FFFFFFDFA0" calcext:value-type="string">
            <text:p>FFFFFFDFA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[.A255]-256)*2^5-2^13" office:value-type="float" office:value="-8256" calcext:value-type="float">
            <text:p>-8256</text:p>
          </table:table-cell>
          <table:table-cell table:formula="of:=(DEC2HEX([.B255];4))" office:value-type="string" office:string-value="FFFFFFDFC0" calcext:value-type="string">
            <text:p>FFFFFFDFC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[.A256]-256)*2^5-2^13" office:value-type="float" office:value="-8224" calcext:value-type="float">
            <text:p>-8224</text:p>
          </table:table-cell>
          <table:table-cell table:formula="of:=(DEC2HEX([.B256];4))" office:value-type="string" office:string-value="FFFFFFDFE0" calcext:value-type="string">
            <text:p>FFFFFFDFE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5:57:56.708726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3:47:48.827437416</meta:creation-date>
    <dc:date>2022-12-14T15:59:14.118250457</dc:date>
    <meta:editing-duration>PT5M45S</meta:editing-duration>
    <meta:editing-cycles>2</meta:editing-cycles>
    <meta:generator>LibreOffice/7.0.4.2$Linux_X86_64 LibreOffice_project/00$Build-2</meta:generator>
    <meta:document-statistic meta:table-count="1" meta:cell-count="768" meta:object-count="0"/>
  </office:meta>
</office:document-meta>
</file>